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24C643F0131653591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55cm" svg:height="15.558cm" svg:x="-0.505cm" svg:y="-0.25cm">
          <draw:image xlink:href="Pictures/100000010000029F0000024C643F0131653591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1T14:45:19.364000000</meta:creation-date>
    <dc:date>2022-12-11T14:54:20.485000000</dc:date>
    <meta:editing-duration>PT9M1S</meta:editing-duration>
    <meta:editing-cycles>2</meta:editing-cycles>
    <meta:generator>LibreOffice/7.4.3.2$Windows_X86_64 LibreOffice_project/1048a8393ae2eeec98dff31b5c133c5f1d08b890</meta:generator>
    <meta:document-statistic meta:object-count="1"/>
  </office:meta>
</office:document-meta>
</file>